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" style:family="paragraph" style:parent-style-name="Standard" style:list-style-name="WWNum1" style:master-page-name="Standard">
      <style:paragraph-properties fo:margin-left="1.27cm" fo:margin-right="0cm" fo:text-indent="-0.635cm" style:auto-text-indent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Roboto" fo:font-size="12pt" style:font-name-asian="Roboto1" style:font-size-asian="12pt" style:font-name-complex="Roboto1" style:font-size-complex="12pt" fo:background-color="#ffffff"/>
    </style:style>
    <style:style style:name="T3" style:family="text">
      <style:text-properties style:font-name="Roboto" fo:font-size="12pt" style:text-underline-style="none" style:font-name-asian="Roboto1" style:font-size-asian="12pt" style:font-name-complex="Roboto1" style:font-size-complex="12pt" fo:background-color="#ffffff"/>
    </style:style>
    <style:style style:name="T4" style:family="text">
      <style:text-properties style:text-underline-style="none"/>
    </style:style>
    <style:style style:name="T5" style:family="text">
      <style:text-properties fo:color="#222222" fo:font-size="12pt" style:font-size-asian="12pt" style:font-size-complex="12pt" fo:background-color="#ffffff"/>
    </style:style>
    <style:style style:name="T6" style:family="text">
      <style:text-properties fo:color="#222222" fo:font-size="10pt" style:font-size-asian="10pt" style:font-size-complex="10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6588606" text:style-name="WWNum1">
        <text:list-item>
          <text:p text:style-name="P2"><text:span text:style-name="T1">Loop Until Q : Get inputs from user, till user terminates the loop by entering (‘Q’ or ‘quit’).</text:span></text:p>
        </text:list-item>
        <text:list-item>
          <text:p text:style-name="P1"><text:span text:style-name="T1">Uber Billing : </text:span><text:span text:style-name="T2">Design the payment module of the Uber App where you will have[To, From] and [Bike, Auto, Mini, Micro, Prime]</text:span></text:p>
        </text:list-item>
        <text:list-item>
          <text:p text:style-name="P1"><text:span text:style-name="T2">Number Guessing Game : Get random no. from system and compare with entered user input <text:s/>and outputs will be “You Guessed it right!”, “Your guess is a little low”, “Your guess is higher”, loop will on the right guess.</text:span><text:span text:style-name="T5"> You will get 5 chances to guess. After 5 chances you will loose the game.</text:span></text:p>
        </text:list-item>
        <text:list-item>
          <text:p text:style-name="P1"><text:span text:style-name="T2">Number Series <text:s/>: i.) </text:span><text:span text:style-name="T5">1 + 2 + 3 + 4 + 5 + ...</text:span><text:span text:style-name="T6"> </text:span><text:span text:style-name="T5">+ n <text:s/>ii.) 1 2 3 6 9 18 27 54…iii) 1 4 9 16 25 36 …. iv) 1 2 9 4 25 6 49…v) 1 5 9 6 25 8 49….vi) 1 4 27 16 125 …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152" meta:character-count="672" meta:non-whitespace-character-count="525"/>
    <meta:generator>LibreOffice/6.0.7.3$Linux_X86_64 LibreOffice_project/00m0$Build-3</meta:generator>
  </office:meta>
</office:document-meta>
</file>